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03cm" draw:fill-color="#00688f"/>
    </style:style>
    <style:style style:name="gr2" style:family="graphic" style:parent-style-name="standard">
      <style:graphic-properties draw:stroke="none" svg:stroke-width="0.003cm" draw:fill-color="#8dcaef"/>
    </style:style>
    <style:style style:name="gr3" style:family="graphic" style:parent-style-name="standard">
      <style:graphic-properties draw:stroke="none" svg:stroke-width="0.003cm" draw:fill-color="#009bdf"/>
    </style:style>
    <style:style style:name="gr4" style:family="graphic" style:parent-style-name="standard">
      <style:graphic-properties draw:stroke="none" svg:stroke-width="0.003cm" draw:fill-color="#008ccf"/>
    </style:style>
    <style:style style:name="gr5" style:family="graphic" style:parent-style-name="standard">
      <style:graphic-properties draw:stroke="none" svg:stroke-width="0.003cm" draw:fill-color="#1f1a17"/>
    </style:style>
    <style:style style:name="gr6" style:family="graphic" style:parent-style-name="standard">
      <style:graphic-properties draw:stroke="none" svg:stroke-width="0.003cm" draw:fill-color="#ffffff"/>
    </style:style>
  </office:automatic-styles>
  <office:body>
    <office:drawing>
      <draw:page draw:name="page1" draw:style-name="dp1" draw:master-page-name="Default">
        <draw:g>
          <draw:glue-point draw:id="4" svg:x="-2.196cm" svg:y="-5cm"/>
          <draw:glue-point draw:id="5" svg:x="0.26cm" svg:y="-5cm"/>
          <draw:glue-point draw:id="6" svg:x="-0.968cm" svg:y="-5cm"/>
          <draw:glue-point draw:id="7" svg:x="-4.906cm" svg:y="5cm"/>
          <draw:glue-point draw:id="8" svg:x="-2.403cm" svg:y="5cm"/>
          <draw:glue-point draw:id="9" svg:x="-3.654cm" svg:y="5cm"/>
          <draw:glue-point draw:id="10" svg:x="-5cm" svg:y="-2.301cm"/>
          <draw:glue-point draw:id="11" svg:x="-5cm" svg:y="1.338cm"/>
          <draw:glue-point draw:id="12" svg:x="5cm" svg:y="-3.204cm"/>
          <draw:glue-point draw:id="13" svg:x="5cm" svg:y="0.337cm"/>
          <draw:glue-point draw:id="14" svg:x="5cm" svg:y="-1.434cm"/>
          <draw:glue-point draw:id="15" svg:x="0cm" svg:y="0.001cm"/>
          <draw:polygon draw:style-name="gr1" draw:layer="layout" svg:width="0.6cm" svg:height="1.221cm" svg:x="1.598cm" svg:y="0.389cm" svg:viewBox="0 0 601 1222" draw:points="601,0 601,669 0,1222 0,552">
            <text:p/>
          </draw:polygon>
          <draw:polygon draw:style-name="gr2" draw:layer="layout" svg:width="0.026cm" svg:height="0.679cm" svg:x="2.186cm" svg:y="0.389cm" svg:viewBox="0 0 27 680" draw:points="22,680 27,670 27,0 0,0 0,670 22,680 27,676 27,670">
            <text:p/>
          </draw:polygon>
          <draw:polygon draw:style-name="gr2" draw:layer="layout" svg:width="0.623cm" svg:height="0.591cm" svg:x="1.585cm" svg:y="1.048cm" svg:viewBox="0 0 624 592" draw:points="0,562 22,572 624,19 606,0 4,552 0,562 0,592 22,572">
            <text:p/>
          </draw:polygon>
          <draw:polygon draw:style-name="gr2" draw:layer="layout" svg:width="0.026cm" svg:height="0.679cm" svg:x="1.585cm" svg:y="0.931cm" svg:viewBox="0 0 27 680" draw:points="4,0 0,9 0,680 27,680 27,9 4,0 0,3 0,9">
            <text:p/>
          </draw:polygon>
          <draw:polygon draw:style-name="gr2" draw:layer="layout" svg:width="0.623cm" svg:height="0.591cm" svg:x="1.589cm" svg:y="0.359cm" svg:viewBox="0 0 624 592" draw:points="624,29 602,20 0,572 17,592 619,39 624,29 624,0 602,20">
            <text:p/>
          </draw:polygon>
          <draw:polygon draw:style-name="gr3" draw:layer="layout" svg:width="2.164cm" svg:height="0.928cm" svg:x="0.034cm" svg:y="0.013cm" svg:viewBox="0 0 2165 929" draw:points="533,541 0,541 600,0 1134,0 1870,376 2165,376 1564,929 1269,929">
            <text:p/>
          </draw:polygon>
          <draw:polygon draw:style-name="gr2" draw:layer="layout" svg:width="0.568cm" svg:height="0.026cm" svg:x="0cm" svg:y="0.54cm" svg:viewBox="0 0 569 27" draw:points="25,3 34,27 569,27 569,0 34,0 25,3 0,27 34,27">
            <text:p/>
          </draw:polygon>
          <draw:polygon draw:style-name="gr2" draw:layer="layout" svg:width="0.618cm" svg:height="0.564cm" svg:x="0.025cm" svg:y="0cm" svg:viewBox="0 0 619 565" draw:points="610,0 601,3 0,545 17,565 619,22 610,0 604,0 601,3">
            <text:p/>
          </draw:polygon>
          <draw:polygon draw:style-name="gr2" draw:layer="layout" svg:width="0.539cm" svg:height="0.026cm" svg:x="0.635cm" svg:y="0cm" svg:viewBox="0 0 540 27" draw:points="540,1 534,0 0,0 0,27 534,27 540,1 537,0 534,0">
            <text:p/>
          </draw:polygon>
          <draw:polygon draw:style-name="gr2" draw:layer="layout" svg:width="0.748cm" svg:height="0.401cm" svg:x="1.162cm" svg:y="0.002cm" svg:viewBox="0 0 749 402" draw:points="742,402 749,377 11,0 0,22 737,400 742,402 737,400 739,402">
            <text:p/>
          </draw:polygon>
          <draw:polygon draw:style-name="gr2" draw:layer="layout" svg:width="0.327cm" svg:height="0.026cm" svg:x="1.904cm" svg:y="0.376cm" svg:viewBox="0 0 328 27" draw:points="303,23 294,0 0,0 0,27 294,27 303,23 328,0 294,0">
            <text:p/>
          </draw:polygon>
          <draw:polygon draw:style-name="gr2" draw:layer="layout" svg:width="0.618cm" svg:height="0.574cm" svg:x="1.589cm" svg:y="0.38cm" svg:viewBox="0 0 619 575" draw:points="8,575 17,571 619,18 601,0 0,551 8,575 14,575 17,571">
            <text:p/>
          </draw:polygon>
          <draw:polygon draw:style-name="gr2" draw:layer="layout" svg:width="0.295cm" svg:height="0.026cm" svg:x="1.303cm" svg:y="0.928cm" svg:viewBox="0 0 296 27" draw:points="0,27 296,27 296,0 0,0">
            <text:p/>
          </draw:polygon>
          <draw:polygon draw:style-name="gr4" draw:layer="layout" svg:width="1.564cm" svg:height="1.431cm" svg:x="0.034cm" svg:y="0.553cm" svg:viewBox="0 0 1565 1432" draw:points="534,1 1270,388 1269,388 1565,388 1565,1057 1269,1057 1270,1057 534,1432 533,1430 0,1430 0,0 533,0">
            <text:p/>
          </draw:polygon>
          <draw:polygon draw:style-name="gr2" draw:layer="layout" svg:width="0.793cm" svg:height="0.411cm" svg:x="0.563cm" svg:y="0.543cm" svg:viewBox="0 0 794 412" draw:points="742,412 748,387 11,0 0,22 736,410 742,412 794,412 748,387">
            <text:p/>
          </draw:polygon>
          <draw:polygon draw:style-name="gr2" draw:layer="layout" svg:width="0.001cm" svg:height="0.026cm" svg:x="1.303cm" svg:y="0.928cm" svg:viewBox="0 0 2 27" draw:points="0,27 2,27 2,0 0,0 0,27 0,0 0,12">
            <text:p/>
          </draw:polygon>
          <draw:polygon draw:style-name="gr2" draw:layer="layout" svg:width="0.307cm" svg:height="0.026cm" svg:x="1.303cm" svg:y="0.928cm" svg:viewBox="0 0 308 27" draw:points="308,12 295,0 0,0 0,27 295,27 308,12 308,0 295,0">
            <text:p/>
          </draw:polygon>
          <draw:polygon draw:style-name="gr2" draw:layer="layout" svg:width="0.026cm" svg:height="0.682cm" svg:x="1.585cm" svg:y="0.941cm" svg:viewBox="0 0 27 683" draw:points="13,683 27,669 27,0 0,0 0,669 13,683 27,683 27,669">
            <text:p/>
          </draw:polygon>
          <draw:polygon draw:style-name="gr2" draw:layer="layout" svg:width="0.295cm" svg:height="0.027cm" svg:x="1.303cm" svg:y="1.596cm" svg:viewBox="0 0 296 28" draw:points="0,28 296,28 296,0 0,0 0,28 0,0 0,14">
            <text:p/>
          </draw:polygon>
          <draw:polygon draw:style-name="gr2" draw:layer="layout" svg:width="0.054cm" svg:height="0.027cm" svg:x="1.303cm" svg:y="1.596cm" svg:viewBox="0 0 55 28" draw:points="6,26 0,0 0,0 0,28 0,28 6,26 55,0 0,0">
            <text:p/>
          </draw:polygon>
          <draw:polygon draw:style-name="gr2" draw:layer="layout" svg:width="0.752cm" svg:height="0.402cm" svg:x="0.558cm" svg:y="1.598cm" svg:viewBox="0 0 753 403" draw:points="0,394 16,398 753,23 741,0 4,375 0,394 6,403 16,398">
            <text:p/>
          </draw:polygon>
          <draw:polygon draw:style-name="gr2" draw:layer="layout" svg:width="0.022cm" svg:height="0.022cm" svg:x="0.557cm" svg:y="1.969cm" svg:viewBox="0 0 23 23" draw:points="10,0 0,21 0,23 23,7 22,6 10,0 22,6 17,0">
            <text:p/>
          </draw:polygon>
          <draw:polygon draw:style-name="gr2" draw:layer="layout" svg:width="0.547cm" svg:height="0.027cm" svg:x="0.021cm" svg:y="1.969cm" svg:viewBox="0 0 548 28" draw:points="0,14 13,28 548,28 548,0 13,0 0,14 0,28 13,28">
            <text:p/>
          </draw:polygon>
          <draw:polygon draw:style-name="gr2" draw:layer="layout" svg:width="0.026cm" svg:height="1.442cm" svg:x="0.021cm" svg:y="0.54cm" svg:viewBox="0 0 27 1443" draw:points="13,0 0,13 0,1443 27,1443 27,13 13,0 0,0 0,13">
            <text:p/>
          </draw:polygon>
          <draw:polygon draw:style-name="gr2" draw:layer="layout" svg:width="0.545cm" svg:height="0.026cm" svg:x="0.034cm" svg:y="0.54cm" svg:viewBox="0 0 546 27" draw:points="546,7 534,0 0,0 0,27 534,27 546,7 542,0 534,0">
            <text:p/>
          </draw:polygon>
          <draw:polygon draw:style-name="gr2" draw:layer="layout" svg:width="0.024cm" svg:height="0.019cm" svg:x="0.557cm" svg:y="0.547cm" svg:viewBox="0 0 25 20" draw:points="6,20 25,1 24,0 0,13 0,14 6,20 0,14 2,18">
            <text:p/>
          </draw:polygon>
          <draw:polygon draw:style-name="gr5" draw:layer="layout" svg:width="0.237cm" svg:height="0.163cm" svg:x="1.297cm" svg:y="0.475cm" svg:viewBox="0 0 238 164" draw:points="25,164 238,0 0,5">
            <text:p/>
          </draw:polygon>
          <draw:polygon draw:style-name="gr5" draw:layer="layout" svg:width="0.247cm" svg:height="0.163cm" svg:x="0.978cm" svg:y="0.268cm" svg:viewBox="0 0 248 164" draw:points="0,164 213,0 248,161">
            <text:p/>
          </draw:polygon>
          <draw:polygon draw:style-name="gr5" draw:layer="layout" svg:width="0.236cm" svg:height="0.161cm" svg:x="1cm" svg:y="0.5cm" svg:viewBox="0 0 237 162" draw:points="11,0 237,121 0,162">
            <text:p/>
          </draw:polygon>
          <draw:polygon draw:style-name="gr5" draw:layer="layout" svg:width="0.225cm" svg:height="0.138cm" svg:x="1.309cm" svg:y="0.25cm" svg:viewBox="0 0 226 139" draw:points="0,16 226,139 210,0">
            <text:p/>
          </draw:polygon>
          <draw:polygon draw:style-name="gr5" draw:layer="layout" svg:width="0.149cm" svg:height="0.109cm" svg:x="1.09cm" svg:y="0.465cm" svg:viewBox="0 0 150 110" draw:points="0,79 101,0 150,35 53,110">
            <text:p/>
          </draw:polygon>
          <draw:polygon draw:style-name="gr5" draw:layer="layout" svg:width="0.201cm" svg:height="0.135cm" svg:x="1.274cm" svg:y="0.293cm" svg:viewBox="0 0 202 136" draw:points="0,105 154,0 202,35 52,136">
            <text:p/>
          </draw:polygon>
          <draw:polygon draw:style-name="gr5" draw:layer="layout" svg:width="0.202cm" svg:height="0.109cm" svg:x="0.941cm" svg:y="0.263cm" svg:viewBox="0 0 203 110" draw:points="203,79 48,0 0,34 149,110">
            <text:p/>
          </draw:polygon>
          <draw:polygon draw:style-name="gr5" draw:layer="layout" svg:width="0.201cm" svg:height="0.109cm" svg:x="1.383cm" svg:y="0.516cm" svg:viewBox="0 0 202 110" draw:points="202,79 47,0 0,35 149,110">
            <text:p/>
          </draw:polygon>
          <draw:polygon draw:style-name="gr6" draw:layer="layout" svg:width="0.237cm" svg:height="0.163cm" svg:x="1.285cm" svg:y="0.465cm" svg:viewBox="0 0 238 164" draw:points="24,164 238,0 0,5">
            <text:p/>
          </draw:polygon>
          <draw:polygon draw:style-name="gr6" draw:layer="layout" svg:width="0.246cm" svg:height="0.163cm" svg:x="0.967cm" svg:y="0.259cm" svg:viewBox="0 0 247 164" draw:points="0,164 212,0 247,160">
            <text:p/>
          </draw:polygon>
          <draw:polygon draw:style-name="gr6" draw:layer="layout" svg:width="0.235cm" svg:height="0.161cm" svg:x="0.989cm" svg:y="0.491cm" svg:viewBox="0 0 236 162" draw:points="10,0 236,122 0,162">
            <text:p/>
          </draw:polygon>
          <draw:polygon draw:style-name="gr6" draw:layer="layout" svg:width="0.224cm" svg:height="0.138cm" svg:x="1.298cm" svg:y="0.24cm" svg:viewBox="0 0 225 139" draw:points="0,16 225,139 209,0">
            <text:p/>
          </draw:polygon>
          <draw:polygon draw:style-name="gr6" draw:layer="layout" svg:width="0.148cm" svg:height="0.109cm" svg:x="1.079cm" svg:y="0.456cm" svg:viewBox="0 0 149 110" draw:points="0,79 100,0 149,34 52,110">
            <text:p/>
          </draw:polygon>
          <draw:polygon draw:style-name="gr6" draw:layer="layout" svg:width="0.202cm" svg:height="0.135cm" svg:x="1.262cm" svg:y="0.283cm" svg:viewBox="0 0 203 136" draw:points="0,105 154,0 203,35 53,136">
            <text:p/>
          </draw:polygon>
          <draw:polygon draw:style-name="gr6" draw:layer="layout" svg:width="0.2cm" svg:height="0.109cm" svg:x="0.931cm" svg:y="0.253cm" svg:viewBox="0 0 201 110" draw:points="201,79 46,0 0,35 148,110">
            <text:p/>
          </draw:polygon>
          <draw:polygon draw:style-name="gr6" draw:layer="layout" svg:width="0.201cm" svg:height="0.109cm" svg:x="1.371cm" svg:y="0.506cm" svg:viewBox="0 0 202 110" draw:points="202,78 48,0 0,35 149,110">
            <text:p/>
          </draw:polygon>
          <draw:polygon draw:style-name="gr5" draw:layer="layout" svg:width="0.133cm" svg:height="0.22cm" svg:x="0.969cm" svg:y="0.846cm" svg:viewBox="0 0 134 221" draw:points="0,0 0,221 134,115">
            <text:p/>
          </draw:polygon>
          <draw:polygon draw:style-name="gr5" draw:layer="layout" svg:width="0.133cm" svg:height="0.221cm" svg:x="0.969cm" svg:y="1.44cm" svg:viewBox="0 0 134 222" draw:points="0,0 0,222 134,115">
            <text:p/>
          </draw:polygon>
          <draw:polygon draw:style-name="gr5" draw:layer="layout" svg:width="0.133cm" svg:height="0.22cm" svg:x="0.198cm" svg:y="0.85cm" svg:viewBox="0 0 134 221" draw:points="134,221 134,0 0,106">
            <text:p/>
          </draw:polygon>
          <draw:polygon draw:style-name="gr5" draw:layer="layout" svg:width="0.133cm" svg:height="0.22cm" svg:x="0.198cm" svg:y="1.447cm" svg:viewBox="0 0 134 221" draw:points="134,221 134,0 0,105">
            <text:p/>
          </draw:polygon>
          <draw:polygon draw:style-name="gr5" draw:layer="layout" svg:width="0.676cm" svg:height="0.688cm" svg:x="0.318cm" svg:y="0.914cm" svg:viewBox="0 0 677 689" draw:points="8,0 213,0 511,593 677,593 671,689 449,689 135,91 0,91">
            <text:p/>
          </draw:polygon>
          <draw:polygon draw:style-name="gr5" draw:layer="layout" svg:width="0.694cm" svg:height="0.688cm" svg:x="0.291cm" svg:y="0.911cm" svg:viewBox="0 0 695 689" draw:points="0,689 258,689 555,95 695,95 690,0 493,0 179,597 17,597">
            <text:p/>
          </draw:polygon>
          <draw:polygon draw:style-name="gr6" draw:layer="layout" svg:width="0.132cm" svg:height="0.22cm" svg:x="0.957cm" svg:y="0.836cm" svg:viewBox="0 0 133 221" draw:points="0,0 0,221 133,115">
            <text:p/>
          </draw:polygon>
          <draw:polygon draw:style-name="gr6" draw:layer="layout" svg:width="0.132cm" svg:height="0.22cm" svg:x="0.957cm" svg:y="1.431cm" svg:viewBox="0 0 133 221" draw:points="0,0 0,221 133,114">
            <text:p/>
          </draw:polygon>
          <draw:polygon draw:style-name="gr6" draw:layer="layout" svg:width="0.132cm" svg:height="0.219cm" svg:x="0.186cm" svg:y="0.84cm" svg:viewBox="0 0 133 220" draw:points="133,220 133,0 0,106">
            <text:p/>
          </draw:polygon>
          <draw:polygon draw:style-name="gr6" draw:layer="layout" svg:width="0.132cm" svg:height="0.219cm" svg:x="0.186cm" svg:y="1.438cm" svg:viewBox="0 0 133 220" draw:points="133,220 133,0 0,105">
            <text:p/>
          </draw:polygon>
          <draw:polygon draw:style-name="gr6" draw:layer="layout" svg:width="0.676cm" svg:height="0.688cm" svg:x="0.307cm" svg:y="0.904cm" svg:viewBox="0 0 677 689" draw:points="8,0 214,0 511,593 677,593 671,689 449,689 135,91 0,91">
            <text:p/>
          </draw:polygon>
          <draw:polygon draw:style-name="gr6" draw:layer="layout" svg:width="0.694cm" svg:height="0.688cm" svg:x="0.28cm" svg:y="0.901cm" svg:viewBox="0 0 695 689" draw:points="0,689 257,689 555,95 695,95 689,0 493,0 178,597 17,597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IP DSL</dc:title>
    <meta:creation-date>2011-02-07T16:41:14</meta:creation-date>
    <meta:editing-duration>P0D</meta:editing-duration>
    <meta:editing-cycles>1</meta:editing-cycles>
    <meta:document-statistic meta:object-count="55"/>
    <meta:generator>OpenOffice.org/3.3$Linux OpenOffice.org_project/330m20$Build-9567</meta:generator>
  </office:meta>
</office:document-meta>
</file>